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01b61c" style:font-size-asian="12pt" style:font-size-complex="12pt"/>
    </style:style>
    <style:style style:name="T1" style:family="text">
      <style:text-properties officeooo:rsid="0001b61c"/>
    </style:style>
    <style:style style:name="T2" style:family="text">
      <style:text-properties officeooo:rsid="000343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Forças</text:p>
      <text:p text:style-name="P1"/>
      <text:p text:style-name="P1"/>
      <text:p text:style-name="P1">- Personalização de rotinas capilares com base em objetivos do usuário (crescimento, hidratação, controle de frizz, etc.).</text:p>
      <text:p text:style-name="P1"/>
      <text:p text:style-name="P1">- Notificações e lembretes inteligentes para ajudar os usuários a manterem suas rotinas de cuidados.</text:p>
      <text:p text:style-name="P1"/>
      <text:p text:style-name="P1">- <text:span text:style-name="T1">F</text:span>oca em educar os usuários com conteúdo prático, incentivando o engajamento e o aprendizado contínuo.</text:p>
      <text:p text:style-name="P1"/>
      <text:p text:style-name="P1">- Análises detalhadas de progressos com gráficos e relatórios visuais.</text:p>
      <text:p text:style-name="P1"/>
      <text:p text:style-name="P1">- Funcionalidade de "diagnóstico de cabelo" através de fotos, utilizando IA para recomendar produtos e cuidados específicos.</text:p>
      <text:p text:style-name="P1"/>
      <text:p text:style-name="P1">---</text:p>
      <text:p text:style-name="P1"/>
      <text:p text:style-name="P1"/>
      <text:p text:style-name="P1">Fraquezas</text:p>
      <text:p text:style-name="P1"/>
      <text:p text:style-name="P1">- Necessita de uma base de dados robusta e atualizada para ser eficaz.</text:p>
      <text:p text:style-name="P1"/>
      <text:p text:style-name="P1">- Pode ser visto como desnecessário para quem já tem rotinas bem definidas de cuidados capilares.</text:p>
      <text:p text:style-name="P1"/>
      <text:p text:style-name="P1">- Requer uma boa conexão de internet para funcionar corretamente em tempo real.</text:p>
      <text:p text:style-name="P1"/>
      <text:p text:style-name="P1">- Pode ser difícil para novos usuários entenderem como usar todas as funcionalidades avançadas.</text:p>
      <text:p text:style-name="P1"/>
      <text:p text:style-name="P1">- <text:span text:style-name="T1">Se a pessoa não tiver cabelo talvez não tenha como ajudar</text:span></text:p>
      <text:p text:style-name="P1"/>
      <text:p text:style-name="P1">---</text:p>
      <text:p text:style-name="P1"/>
      <text:p text:style-name="P1">Oportunidades</text:p>
      <text:p text:style-name="P1"/>
      <text:p text:style-name="P1">- Crescimento do interesse por produtos naturais e veganos para cabelo, criando um nicho específico dentro do app.</text:p>
      <text:p text:style-name="P1"/>
      <text:p text:style-name="P1">- Sistema de recompensas por metas cumpridas, como manter uma rotina consistente de cuidados ou alcançar resultados visíveis.</text:p>
      <text:p text:style-name="P1"/>
      <text:p text:style-name="P1">- <text:span text:style-name="T1">A falta de conhecimento das pessoas sobre cabelo.</text:span></text:p>
      <text:p text:style-name="P1"/>
      <text:p text:style-name="P2">- A expansão internacional oferece oportunidades para adaptar o app a diferentes mercados e preferências culturais.</text:p>
      <text:p text:style-name="P2">- <text:span text:style-name="T2">A pessoa precisar ir ate o cabeleleiro para saber sobre o seu cabelo.</text:span></text:p>
      <text:p text:style-name="P1"/>
      <text:p text:style-name="P1">---</text:p>
      <text:p text:style-name="P1"/>
      <text:p text:style-name="P1"><text:soft-page-break/>Ameaças</text:p>
      <text:p text:style-name="P1"/>
      <text:p text:style-name="P3">- Concorrência de outros aplicativos que oferecem soluções de cuidados de beleza em geral.</text:p>
      <text:p text:style-name="P3"/>
      <text:p text:style-name="P3">- Mudanças rápidas nas preferências de cuidados capilares e tendência de produtos.</text:p>
      <text:p text:style-name="P3"/>
      <text:p text:style-name="P1">- Possíveis problemas legais com recomendações de cuidados capilares, caso não sejam seguidas corretamente.</text:p>
      <text:p text:style-name="P1"/>
      <text:p text:style-name="P1">- Desafios técnicos relacionados à compatibilidade com diferentes dispositivos e sistemas operacionais.</text:p>
      <text:p text:style-name="P1"/>
      <text:p text:style-name="P1">- Potenciais dificuldades em garantir a privacidade e a segurança dos dados dos usuários.</text:p>
      <text:p text:style-name="P1"/>
      <text:p text:style-name="P2">- O mercado de cuidados pessoais é altamente competitivo, com muitos apps oferecendo funcionalidades similares, o que dificulta a diferenciação.</text:p>
      <text:p text:style-name="P2"/>
      <text:p text:style-name="P2">- Vazamentos de dados ou falhas de segurança podem prejudicar a reputação do app e afastar os usuários.</text:p>
      <text:p text:style-name="P2"/>
      <text:p text:style-name="P2">- A confiança em influenciadores pode ser arriscada, caso a percepção do público sobre essas parcerias mude ou se tornem menos eficaze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17:11:53.707000000</meta:creation-date>
    <dc:date>2025-03-24T17:32:12.713000000</dc:date>
    <meta:editing-duration>PT10M6S</meta:editing-duration>
    <meta:editing-cycles>1</meta:editing-cycles>
    <meta:document-statistic meta:table-count="0" meta:image-count="0" meta:object-count="0" meta:page-count="2" meta:paragraph-count="30" meta:word-count="351" meta:character-count="2293" meta:non-whitespace-character-count="1972"/>
    <meta:generator>LibreOffice/24.8.5.2$Windows_X86_64 LibreOffice_project/fddf2685c70b461e7832239a0162a77216259f22</meta:generator>
  </office:meta>
</office:document-meta>
</file>